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8421" officeooo:paragraph-rsid="00108421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08421" officeooo:paragraph-rsid="00108421"/>
    </style:style>
    <style:style style:name="P3" style:family="paragraph" style:parent-style-name="Standard">
      <style:text-properties officeooo:rsid="00108421" officeooo:paragraph-rsid="00116e6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08421" officeooo:paragraph-rsid="00116e6c"/>
    </style:style>
    <style:style style:name="P5" style:family="paragraph" style:parent-style-name="Standard">
      <style:text-properties officeooo:paragraph-rsid="00116e6c"/>
    </style:style>
    <style:style style:name="P6" style:family="paragraph" style:parent-style-name="Standard">
      <style:text-properties fo:font-weight="bold" officeooo:rsid="00116e6c" officeooo:paragraph-rsid="00116e6c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officeooo:rsid="00108421" officeooo:paragraph-rsid="00116e6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08421" officeooo:paragraph-rsid="0010842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16e6c" officeooo:paragraph-rsid="00116e6c"/>
    </style:style>
    <style:style style:name="P10" style:family="paragraph" style:parent-style-name="Standard" style:list-style-name="L1">
      <style:text-properties officeooo:paragraph-rsid="00108421"/>
    </style:style>
    <style:style style:name="P11" style:family="paragraph" style:parent-style-name="Standard" style:list-style-name="L1">
      <style:paragraph-properties fo:break-before="page"/>
      <style:text-properties officeooo:paragraph-rsid="00116e6c"/>
    </style:style>
    <style:style style:name="P12" style:family="paragraph" style:parent-style-name="Standard" style:list-style-name="L1">
      <style:text-properties officeooo:paragraph-rsid="00116e6c"/>
    </style:style>
    <style:style style:name="P13" style:family="paragraph" style:parent-style-name="Standard" style:list-style-name="L1">
      <style:text-properties officeooo:rsid="00108421" officeooo:paragraph-rsid="00108421"/>
    </style:style>
    <style:style style:name="P14" style:family="paragraph" style:parent-style-name="Standard" style:list-style-name="L1">
      <style:text-properties officeooo:rsid="00108421" officeooo:paragraph-rsid="00116e6c"/>
    </style:style>
    <style:style style:name="P15" style:family="paragraph" style:parent-style-name="Standard" style:list-style-name="L3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16" style:family="paragraph" style:parent-style-name="Standard" style:list-style-name="L3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17" style:family="paragraph" style:parent-style-name="Standard" style:list-style-name="L5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18" style:family="paragraph" style:parent-style-name="Standard" style:list-style-name="L5">
      <style:paragraph-properties fo:margin-left="2.501cm" fo:margin-right="0cm" fo:text-indent="-0.635cm" style:auto-text-indent="false"/>
      <style:text-properties officeooo:rsid="00108421" officeooo:paragraph-rsid="00153fd0"/>
    </style:style>
    <style:style style:name="P19" style:family="paragraph" style:parent-style-name="Standard" style:list-style-name="L7">
      <style:paragraph-properties fo:margin-left="2.501cm" fo:margin-right="0cm" fo:text-indent="-0.635cm" style:auto-text-indent="false"/>
      <style:text-properties officeooo:rsid="00108421" officeooo:paragraph-rsid="00108421"/>
    </style:style>
    <style:style style:name="P20" style:family="paragraph" style:parent-style-name="Standard" style:list-style-name="L7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1" style:family="paragraph" style:parent-style-name="Standard" style:list-style-name="L8">
      <style:paragraph-properties fo:margin-left="2.501cm" fo:margin-right="0cm" fo:text-indent="-0.635cm" style:auto-text-indent="false"/>
      <style:text-properties officeooo:rsid="00108421" officeooo:paragraph-rsid="001445e6"/>
    </style:style>
    <style:style style:name="P22" style:family="paragraph" style:parent-style-name="Standard" style:list-style-name="L10">
      <style:paragraph-properties fo:margin-left="2.501cm" fo:margin-right="0cm" fo:text-indent="-0.635cm" style:auto-text-indent="false"/>
      <style:text-properties officeooo:rsid="00108421" officeooo:paragraph-rsid="00153fd0"/>
    </style:style>
    <style:style style:name="P23" style:family="paragraph" style:parent-style-name="Standard">
      <style:text-properties officeooo:rsid="00108421" officeooo:paragraph-rsid="00108421"/>
    </style:style>
    <style:style style:name="P24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5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26" style:family="paragraph" style:parent-style-name="Standard" style:list-style-name="L4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7" style:family="paragraph" style:parent-style-name="Standard" style:list-style-name="L6">
      <style:paragraph-properties fo:margin-left="2.501cm" fo:margin-right="0cm" fo:text-indent="-0.635cm" style:auto-text-indent="false"/>
      <style:text-properties fo:font-weight="bold" officeooo:rsid="00108421" officeooo:paragraph-rsid="00108421" style:font-weight-asian="bold" style:font-weight-complex="bold"/>
    </style:style>
    <style:style style:name="P28" style:family="paragraph" style:parent-style-name="Standard" style:list-style-name="L9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29" style:family="paragraph" style:parent-style-name="Standard" style:list-style-name="L11">
      <style:paragraph-properties fo:margin-left="2.501cm" fo:margin-right="0cm" fo:text-indent="-0.635cm" style:auto-text-indent="false"/>
      <style:text-properties fo:font-weight="bold" officeooo:rsid="00108421" officeooo:paragraph-rsid="00116e6c" style:font-weight-asian="bold" style:font-weight-complex="bold"/>
    </style:style>
    <style:style style:name="P30" style:family="paragraph" style:parent-style-name="Standard" style:list-style-name="L7">
      <style:paragraph-properties fo:margin-left="2.501cm" fo:margin-right="0cm" fo:text-indent="-0.635cm" style:auto-text-indent="false"/>
      <style:text-properties officeooo:rsid="00116e6c" officeooo:paragraph-rsid="00116e6c"/>
    </style:style>
    <style:style style:name="P31" style:family="paragraph" style:parent-style-name="Standard" style:list-style-name="L1">
      <style:text-properties officeooo:rsid="00153fd0" officeooo:paragraph-rsid="00153fd0"/>
    </style:style>
    <style:style style:name="P32" style:family="paragraph" style:parent-style-name="Standard">
      <style:text-properties officeooo:rsid="00153fd0" officeooo:paragraph-rsid="00153fd0"/>
    </style:style>
    <style:style style:name="P33" style:family="paragraph" style:parent-style-name="Standard">
      <style:text-properties officeooo:paragraph-rsid="00108421"/>
    </style:style>
    <style:style style:name="P34" style:family="paragraph" style:parent-style-name="Standard" style:list-style-name="L3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35" style:family="paragraph" style:parent-style-name="Standard" style:list-style-name="L5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36" style:family="paragraph" style:parent-style-name="Standard" style:list-style-name="L7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37" style:family="paragraph" style:parent-style-name="Standard" style:list-style-name="L8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38" style:family="paragraph" style:parent-style-name="Standard" style:list-style-name="L10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39" style:family="paragraph" style:parent-style-name="Standard" style:list-style-name="L12">
      <style:paragraph-properties fo:margin-left="2.501cm" fo:margin-right="0cm" fo:text-indent="-0.635cm" style:auto-text-indent="false"/>
      <style:text-properties fo:color="#004586" loext:opacity="100%" officeooo:rsid="00153fd0" officeooo:paragraph-rsid="00153fd0"/>
    </style:style>
    <style:style style:name="P40" style:family="paragraph" style:parent-style-name="Standard" style:list-style-name="L5">
      <style:paragraph-properties fo:margin-left="2.501cm" fo:margin-right="0cm" fo:text-indent="-0.635cm" style:auto-text-indent="false"/>
      <style:text-properties fo:color="#004586" loext:opacity="100%" officeooo:rsid="00108421" officeooo:paragraph-rsid="001445e6"/>
    </style:style>
    <style:style style:name="P41" style:family="paragraph" style:parent-style-name="Standard" style:list-style-name="L8">
      <style:paragraph-properties fo:margin-left="2.501cm" fo:margin-right="0cm" fo:text-indent="-0.635cm" style:auto-text-indent="false"/>
      <style:text-properties fo:color="#004586" loext:opacity="100%" officeooo:rsid="00108421" officeooo:paragraph-rsid="00153fd0"/>
    </style:style>
    <style:style style:name="P42" style:family="paragraph" style:parent-style-name="Standard" style:list-style-name="L12">
      <style:paragraph-properties fo:margin-left="2.501cm" fo:margin-right="0cm" fo:text-indent="-0.635cm" style:auto-text-indent="false"/>
      <style:text-properties fo:color="#004586" loext:opacity="100%" officeooo:rsid="00108421" officeooo:paragraph-rsid="00153fd0"/>
    </style:style>
    <style:style style:name="P43" style:family="paragraph" style:parent-style-name="Standard">
      <style:text-properties officeooo:paragraph-rsid="00116e6c"/>
    </style:style>
    <style:style style:name="T1" style:family="text">
      <style:text-properties officeooo:rsid="00108421"/>
    </style:style>
    <style:style style:name="T2" style:family="text">
      <style:text-properties officeooo:rsid="00116e6c"/>
    </style:style>
    <style:style style:name="T3" style:family="text">
      <style:text-properties officeooo:rsid="00128874"/>
    </style:style>
    <style:style style:name="T4" style:family="text">
      <style:text-properties officeooo:rsid="001445e6"/>
    </style:style>
    <style:style style:name="T5" style:family="text">
      <style:text-properties officeooo:rsid="00153fd0"/>
    </style:style>
    <style:style style:name="T6" style:family="text">
      <style:text-properties fo:font-weight="bold" officeooo:rsid="00153fd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3fd0" style:font-weight-asian="normal" style:font-weight-complex="normal"/>
    </style:style>
    <style:style style:name="T9" style:family="text">
      <style:text-properties fo:color="#004586" loext:opacity="100%"/>
    </style:style>
    <style:style style:name="T10" style:family="text">
      <style:text-properties fo:color="#004586" loext:opacity="100%" fo:font-weight="normal" officeooo:rsid="00153fd0" style:font-weight-asian="normal" style:font-weight-complex="normal"/>
    </style:style>
    <style:style style:name="T11" style:family="text">
      <style:text-properties fo:color="#004586" loext:opacity="100%" officeooo:rsid="00153fd0"/>
    </style:style>
    <style:style style:name="T12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Teórico</text:p>
      <text:p text:style-name="P6"/>
      <text:p text:style-name="P6">Contesta las preguntas en azul <text:span text:style-name="T4">y rellena los lugares dónde hay puntos.</text:span></text:p>
      <text:p text:style-name="P1"/>
      <text:list text:style-name="L1">
        <text:list-item>
          <text:p text:style-name="P13">Explica que es un socket y qué elementos básicos necesita.</text:p>
          <text:p text:style-name="P13"/>
          <text:p text:style-name="P31">Es una abstracción de programación que permite que dos programas, en diferentes dispositivos, se comuniquen por una red, tanto local como por internet.</text:p>
        </text:list-item>
      </text:list>
      <text:p text:style-name="P32"/>
      <text:p text:style-name="P32"><text:tab/>Elementos básicos:<text:line-break/><text:tab/>* IP</text:p>
      <text:p text:style-name="P32"><text:tab/>* Puerto<text:tab/></text:p>
      <text:p text:style-name="P32"><text:tab/></text:p>
      <text:p text:style-name="P32"/>
      <text:list text:continue-numbering="true" text:style-name="L1">
        <text:list-item>
          <text:p text:style-name="P13">Qué tipos de socket hay y para que se utilizan (nombra 4 tipos)</text:p>
        </text:list-item>
      </text:list>
      <text:p text:style-name="P33"><text:tab/></text:p>
      <text:p text:style-name="P33"><text:tab/><text:span text:style-name="T6">Stream Sockets: </text:span><text:span text:style-name="T8">Su protocolo principal es el TCP.</text:span><text:span text:style-name="T6"> </text:span><text:span text:style-name="T5">Se utilizan para las comunicaciones confiables y sin pérdida de datos, como son las transferencias de archivos, el correo electrónico y las conexiones servidor-cliente.</text:span></text:p>
      <text:p text:style-name="P33"><text:tab/><text:span text:style-name="T6">Datagram Sockets:</text:span><text:span text:style-name="T5"> Su protocolo principal es el UDP. Son adecuados para aplicaciones en tiempo real que priorizan la velocidad a los datos y se utilizan para VoIP, streaming de video y juegos en linea.</text:span></text:p>
      <text:p text:style-name="P33"><text:tab/><text:span text:style-name="T6">Raw Sockets:</text:span><text:span text:style-name="T5"> Sus protocolos principales pueden ser varios de bajo nivel, como el ICMP. Son utilizados para tareas de diagnostico, análisis de redes y a menudo requieren privilegios de administrador debido a su capacidad para manipular paquetes de red.</text:span></text:p>
      <text:p text:style-name="P33"><text:tab/><text:span text:style-name="T6">WebSockets:</text:span><text:span text:style-name="T5"> Su protocolo principal es el TCP. Son utilizados en aplicaciones web interactivas, como chats en línea, juegos multijugador, actualizaciones en tiempo real y cualquier aplicación que requiera una comunicación bidireccional a través del navegador web.</text:span></text:p>
      <text:p text:style-name="P33"><text:tab/></text:p>
      <text:p text:style-name="P33"/>
      <text:list text:continue-numbering="true" text:style-name="L1">
        <text:list-item>
          <text:p text:style-name="P10"><text:span text:style-name="T1">Qué es una arquitectura </text:span><text:span text:style-name="T3">C</text:span><text:span text:style-name="T1">liente – </text:span><text:span text:style-name="T3">S</text:span><text:span text:style-name="T1">ervidor</text:span></text:p>
        </text:list-item>
      </text:list>
      <text:p text:style-name="P33"/>
      <text:p text:style-name="P32">Es un modelo de diseño que se basa en la idea de que un sistema o aplicación se divide en dos componentes principales:</text:p>
      <text:p text:style-name="P32">- Cliente</text:p>
      <text:p text:style-name="P32">- Servidor</text:p>
      <text:p text:style-name="P32">Cada uno de estos componentes tienen un papel específico y se comunican entre sí para proporcionar servicios o recursos al usuario.</text:p>
      <text:p text:style-name="P32"/>
      <text:p text:style-name="P32">El cliente pide recursos o datos al servidor y el servidor proporciona los recursos o datos que le pide el clien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5847255821055" text:continue-numbering="true" text:style-name="L1">
        <text:list-item>
          <text:p text:style-name="P14"><text:soft-page-break/>Pon un ejemplo detallando los pasos de una comunicación Cliente-Servidor con Stream Socket (orientado a conexión). Para cada función indica que hace y qué parámetros necesita.</text:p>
        </text:list-item>
      </text:list>
      <text:p text:style-name="P5"/>
      <text:p text:style-name="P7">Ejemplo (ampliando cada punto indicado):</text:p>
      <text:list xml:id="list2265904531" text:style-name="L2">
        <text:list-item>
          <text:p text:style-name="P24">El servidor se prepara:</text:p>
        </text:list-item>
      </text:list>
      <text:list text:style-name="L3">
        <text:list-item>
          <text:list>
            <text:list-item>
              <text:p text:style-name="P15">El servidor crea un socket con el método socket<text:span text:style-name="T7">(</text:span><text:span text:style-name="T10">socket.AF_INET, socket.SOCK_STREAM</text:span>)</text:p>
            </text:list-item>
            <text:list-item>
              <text:p text:style-name="P16">Luego vincula el socket a una dirección (hostname, número de puerto)</text:p>
            </text:list-item>
            <text:list-item>
              <text:p text:style-name="P16">A continuación el servidor ejecuta el método listen() para escucha las solicitudes de <text:span text:style-name="T12">conexión de los cliente que quieran sus servicios.</text:span></text:p>
            </text:list-item>
            <text:list-item>
              <text:p text:style-name="P34">Se acepta la conexión con el metodo accept() que devuelve un nuevo socket y una tupla con la dirección del cliente.</text:p>
            </text:list-item>
            <text:list-item>
              <text:p text:style-name="P34">El servidor puede utilizar el socket devueto en el punto anterior y los metodos recv() primeramente para recivir y send() o sendall() para enviar datos.</text:p>
            </text:list-item>
            <text:list-item>
              <text:p text:style-name="P34">Por ultimo se cerrará la conexión con el metodo close()</text:p>
            </text:list-item>
          </text:list>
        </text:list-item>
      </text:list>
      <text:p text:style-name="P2"/>
      <text:list text:style-name="L4">
        <text:list-item>
          <text:p text:style-name="P26">El cliente se prepara:</text:p>
        </text:list-item>
      </text:list>
      <text:list text:style-name="L5">
        <text:list-item>
          <text:list>
            <text:list-item>
              <text:p text:style-name="P18">El cliente crea un socket con el método socket<text:span text:style-name="T7">(</text:span><text:span text:style-name="T10">socket.AF_INET, socket.SOCK_STREAM</text:span>)</text:p>
            </text:list-item>
            <text:list-item>
              <text:p text:style-name="P17">El cliente ejecuta el método connect() indicando el hostname y el número de puerto del servidor al que quiere solicitar una información o un servicio.</text:p>
            </text:list-item>
            <text:list-item>
              <text:p text:style-name="P35">Ahora el cliente puede enviar datos mediante los metodos send() o sendall()</text:p>
            </text:list-item>
            <text:list-item>
              <text:p text:style-name="P35">puede recibir la información respondida por el servidor mediante recv()</text:p>
            </text:list-item>
            <text:list-item>
              <text:p text:style-name="P40"><text:span text:style-name="T5">Por ultimo tienes que realizar un close() para cerrar la comunicación.<text:line-break/></text:span></text:p>
            </text:list-item>
          </text:list>
        </text:list-item>
      </text:list>
      <text:list text:style-name="L6">
        <text:list-item>
          <text:p text:style-name="P27">Comunicación entre el servidor y el cliente:</text:p>
        </text:list-item>
      </text:list>
      <text:list text:style-name="L7">
        <text:list-item>
          <text:list>
            <text:list-item>
              <text:p text:style-name="P19">El servidor ha recibido la solicitud del cliente y ejecuta un Accept() para vincularse con el cliente. <text:span text:style-name="T2">¿Cómo lo hace? Accept() devuelve una tupla (cliente, dirección). Cliente es el un nuevo socket creado en el servidor para atender las peticiones del cliente.</text:span></text:p>
            </text:list-item>
            <text:list-item>
              <text:p text:style-name="P30">El cliente envía una solicitud al servidor con el método send()</text:p>
            </text:list-item>
            <text:list-item>
              <text:p text:style-name="P30">El servidor recibe la solicitud en el socket cliente con el método receive()</text:p>
            </text:list-item>
            <text:list-item>
              <text:p text:style-name="P30">Ahora el servidor envía <text:span text:style-name="T11">con el metodo send()</text:span></text:p>
            </text:list-item>
            <text:list-item>
              <text:p text:style-name="P36">Cliente recibe de parte del servidor con el metodo receive()</text:p>
            </text:list-item>
            <text:list-item>
              <text:p text:style-name="P36">Servidor queda a la espera de otra petición de este mismo cliente</text:p>
            </text:list-item>
            <text:list-item>
              <text:p text:style-name="P36">Si el cliente no tiene mas peticiones que hacer al servidor cierra la conexión mediante el metodo close()<text:span text:style-name="T9"/></text:p>
            </text:list-item>
            <text:list-item>
              <text:p text:style-name="P36">Servidor cierra la comunicación con metodo close()</text:p>
            </text:list-item>
            <text:list-item>
              <text:p text:style-name="P20">……………</text:p>
            </text:list-item>
          </text:list>
        </text:list-item>
      </text:list>
      <text:p text:style-name="P9"/>
      <text:p text:style-name="P4"/>
      <text:p text:style-name="P3"/>
      <text:list xml:id="list185847420418190" text:continue-list="list185847255821055" text:style-name="L1">
        <text:list-item>
          <text:p text:style-name="P11"><text:span text:style-name="T1">Pon un ejemplo detallando los pasos de una comunicación Cliente-Servidor con </text:span><text:span text:style-name="T2">Datagram</text:span><text:span text:style-name="T1"> Socket (</text:span><text:span text:style-name="T2">no </text:span><text:span text:style-name="T1">orientado a conexión). Para cada función indica que hace y qué parámetros necesita.</text:span></text:p>
        </text:list-item>
      </text:list>
      <text:p text:style-name="P9"/>
      <text:list text:continue-list="list2265904531" text:style-name="L2">
        <text:list-item>
          <text:p text:style-name="P25">El servidor se prepara:</text:p>
        </text:list-item>
      </text:list>
      <text:list text:style-name="L8">
        <text:list-item>
          <text:list>
            <text:list-item>
              <text:p text:style-name="P21">El cliente crea un socket con el método socket(<text:span text:style-name="T11">socket.AF_INET, socket.SOCK_DGRAM</text:span>)</text:p>
            </text:list-item>
            <text:list-item>
              <text:p text:style-name="P41">Luego vincula el socket a una dirección (hostname, número de puerto) </text:p>
            </text:list-item>
            <text:list-item>
              <text:p text:style-name="P37">Recibe datos mediante recvfrom(tamaño buffer)</text:p>
            </text:list-item>
            <text:list-item>
              <text:p text:style-name="P37">Realiza el envio de datos mediante sendto(datos, address)</text:p>
            </text:list-item>
            <text:list-item>
              <text:p text:style-name="P37">Cierra conexión con el metodo close()</text:p>
            </text:list-item>
          </text:list>
        </text:list-item>
      </text:list>
      <text:p text:style-name="P4"/>
      <text:list text:style-name="L9">
        <text:list-item>
          <text:p text:style-name="P28">El cliente se prepara:</text:p>
        </text:list-item>
      </text:list>
      <text:list text:style-name="L10">
        <text:list-item>
          <text:list>
            <text:list-item>
              <text:p text:style-name="P22">El cliente crea un socket con el método socket(<text:span text:style-name="T11">socket.AF_INET, socket.SOCK_DGRAM</text:span>)</text:p>
            </text:list-item>
            <text:list-item>
              <text:p text:style-name="P38">Envia datos mediante sendto(datos, address)</text:p>
            </text:list-item>
            <text:list-item>
              <text:p text:style-name="P38">Recibe datos mediante recvfrom(tamaño buffer)</text:p>
            </text:list-item>
            <text:list-item>
              <text:p text:style-name="P38">Cierra conexión mediante close()</text:p>
            </text:list-item>
          </text:list>
        </text:list-item>
      </text:list>
      <text:p text:style-name="P4"/>
      <text:list text:style-name="L11">
        <text:list-item>
          <text:p text:style-name="P29">Comunicación entre el servidor y el cliente:</text:p>
        </text:list-item>
      </text:list>
      <text:list text:style-name="L12">
        <text:list-item>
          <text:list>
            <text:list-item>
              <text:p text:style-name="P42">El servidor ha recibido la solicitud del cliente y <text:span text:style-name="T5">asocia al socket con una dirección y un puerto usado con el metodo bind()</text:span></text:p>
            </text:list-item>
            <text:list-item>
              <text:p text:style-name="P39">Cliente envía con el metodo sendto()</text:p>
            </text:list-item>
            <text:list-item>
              <text:p text:style-name="P39">Servidor recibe con el metodo recvfrom()</text:p>
            </text:list-item>
            <text:list-item>
              <text:p text:style-name="P39">Servidor responde con sendto()</text:p>
            </text:list-item>
            <text:list-item>
              <text:p text:style-name="P39">Cliente recibe con recvfrom()</text:p>
            </text:list-item>
            <text:list-item>
              <text:p text:style-name="P39">Cliente cierra conexión con close()</text:p>
            </text:list-item>
            <text:list-item>
              <text:p text:style-name="P39">Servidor cierra conexión con close()</text:p>
            </text:list-item>
          </text:list>
        </text:list-item>
      </text:list>
      <text:p text:style-name="P3"/>
      <text:p text:style-name="P3"/>
      <text:list text:continue-list="list185847420418190" text:style-name="L1">
        <text:list-item>
          <text:p text:style-name="P12"><text:span text:style-name="T2">Enumera las diferencias entre una comunicación Cliente-Servidor con Stream Socket y Datagram Socket</text:span><text:span text:style-name="T1">.</text:span></text:p>
        </text:list-item>
      </text:list>
      <text:p text:style-name="P5"/>
      <text:p text:style-name="P5"><text:span text:style-name="T5">*<text:tab/>Stream Socket utiliza protocolo TCP y Datagram socket utiliza UDP</text:span></text:p>
      <text:p text:style-name="P32">*<text:tab/>Stream Socket tienen conexión y Datagram utiliza conexiones sin conexión.</text:p>
      <text:p text:style-name="P32">*<text:tab/>Stream Socket sin perdidas de datos y Datagram no garantiza los datos.</text:p>
      <text:p text:style-name="P32">* <text:tab/>Stream Socket es mas lento que Datagram que busca una mejor latenc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2T12:47:47.537893068</meta:creation-date>
    <dc:date>2023-11-26T18:58:46.395000000</dc:date>
    <meta:editing-duration>PT5H12M30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70" meta:word-count="884" meta:character-count="5411" meta:non-whitespace-character-count="4627"/>
  </office:meta>
</office:document-meta>
</file>